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7" style:family="table-row">
      <style:table-row-properties style:min-row-height="0.51cm" fo:keep-together="auto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22e0b4" officeooo:paragraph-rsid="0022e0b4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3153b" officeooo:paragraph-rsid="0023153b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3153b" officeooo:paragraph-rsid="0023153b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2e0b4" officeooo:paragraph-rsid="0022e0b4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31d66" officeooo:paragraph-rsid="00231d66" style:font-size-asian="12pt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31d66" officeooo:paragraph-rsid="00231d66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231d66" style:font-weight-asian="bold" style:font-name-complex="Ari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officeooo:rsid="00231d66" officeooo:paragraph-rsid="00231d66" style:font-name-complex="Arial"/>
    </style:style>
    <style:style style:name="T1" style:family="text">
      <style:text-properties officeooo:rsid="001d29e0"/>
    </style:style>
    <style:style style:name="T2" style:family="text">
      <style:text-properties officeooo:rsid="001f0ee3"/>
    </style:style>
    <style:style style:name="T3" style:family="text">
      <style:text-properties officeooo:rsid="0022e0b4"/>
    </style:style>
    <style:style style:name="T4" style:family="text">
      <style:text-properties officeooo:rsid="0023153b"/>
    </style:style>
    <style:style style:name="T5" style:family="text">
      <style:text-properties officeooo:rsid="00231d66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6">Recetar medicament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1">Paciente, <text:span text:style-name="T3">méd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1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4">Existe el historial médic<text:span text:style-name="T2">o del paciente al que se va a examin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1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<text:span text:style-name="T3">Recetar un medicamento al paciente</text:span> 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8">El médico selecciona recetar un medicamento a un paciente. Selecciona el medicamento que va a recetarle. El sistema comprueba que ese medicamento es compatible con el paciente consultando su historial médico, y si lo es, añade el medicamento a la receta. Si no lo es, señala que ese medicamento no es compatible con el paciente. 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1">1</text:p>
          </table:table-cell>
          <table:table-cell table:style-name="Tabla4.B2" office:value-type="string">
            <text:p text:style-name="P15">Sanitario: indica que quiere <text:span text:style-name="T4">recetar un <text:s/>medicamento</text:span>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32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2">pide para qué paciente quiere recetarlo.</text:span></text:p>
          </table:table-cell>
        </table:table-row>
        <table:table-row table:style-name="Tabla4.1">
          <table:table-cell table:style-name="Tabla4.A4" office:value-type="string">
            <text:p text:style-name="P30">3</text:p>
          </table:table-cell>
          <table:table-cell table:style-name="Tabla4.B4" office:value-type="string">
            <text:p text:style-name="P15">Sanitario: <text:span text:style-name="T1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32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2">El sistema comprueba si el medicamento es compatible con el paciente. Si lo es, añade el medicamento a la receta. Si no lo es, se lo indica al médico.</text:p>
          </table:table-cell>
        </table:table-row>
        <table:table-row table:style-name="Tabla4.1">
          <table:table-cell table:style-name="Tabla4.A6" office:value-type="string">
            <text:p text:style-name="P33">5</text:p>
          </table:table-cell>
          <table:table-cell table:style-name="Tabla4.B6" office:value-type="string">
            <text:p text:style-name="P22">Sanitario: elige terminar la receta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7">
          <table:table-cell table:style-name="Tabla4.A7" office:value-type="string">
            <text:p text:style-name="P33"/>
          </table:table-cell>
          <table:table-cell table:style-name="Tabla4.B7" office:value-type="string">
            <text:p text:style-name="P20"/>
          </table:table-cell>
          <table:table-cell table:style-name="Tabla4.C7" office:value-type="string">
            <text:p text:style-name="P23">6</text:p>
          </table:table-cell>
          <table:table-cell table:style-name="Tabla4.D7" office:value-type="string">
            <text:p text:style-name="P21">El sistema guarda la información en la base de datos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4">3a</text:p>
          </table:table-cell>
          <table:table-cell table:style-name="Tabla5.B2" office:value-type="string">
            <text:p text:style-name="P13"><text:span text:style-name="T5">El médico desiste de recetar el medicamento, con lo que se acaba el CU sin producir una receta.</text:span></text:p>
          </table:table-cell>
        </table:table-row>
        <table:table-row table:style-name="Tabla5.1">
          <table:table-cell table:style-name="Tabla5.A3" office:value-type="string">
            <text:p text:style-name="P34">5a</text:p>
          </table:table-cell>
          <table:table-cell table:style-name="Tabla5.B3" office:value-type="string">
            <text:p text:style-name="P36"><text:span text:style-name="T5">El médico desiste de recetar el medicamento, con lo que se acaba el CU sin producir una receta.</text:span></text:p>
          </table:table-cell>
        </table:table-row>
        <table:table-row table:style-name="Tabla5.1">
          <table:table-cell table:style-name="Tabla5.A4" office:value-type="string">
            <text:p text:style-name="P29"/>
          </table:table-cell>
          <table:table-cell table:style-name="Tabla5.B4" office:value-type="string">
            <text:p text:style-name="P9"/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7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35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7">Medi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3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7">Alta</text:p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7:58:31.659010161</dc:date>
    <meta:editing-cycles>15</meta:editing-cycles>
    <meta:editing-duration>PT41M11S</meta:editing-duration>
    <meta:generator>LibreOffice/5.4.5.1$Linux_X86_64 LibreOffice_project/40m0$Build-1</meta:generator>
    <meta:document-statistic meta:table-count="7" meta:image-count="0" meta:object-count="0" meta:page-count="1" meta:paragraph-count="53" meta:word-count="228" meta:character-count="1339" meta:non-whitespace-character-count="1161"/>
  </office:meta>
</office:document-meta>
</file>